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b206d" officeooo:paragraph-rsid="000b206d"/>
    </style:style>
    <style:style style:name="P2" style:family="paragraph" style:parent-style-name="Standard">
      <style:text-properties style:font-name="Times New Roman" officeooo:rsid="000d0fbf" officeooo:paragraph-rsid="000d0fbf"/>
    </style:style>
    <style:style style:name="P3" style:family="paragraph" style:parent-style-name="Standard">
      <style:text-properties style:font-name="Times New Roman" officeooo:rsid="000e7dc4" officeooo:paragraph-rsid="000e7dc4"/>
    </style:style>
    <style:style style:name="P4" style:family="paragraph" style:parent-style-name="Standard">
      <style:text-properties style:font-name="Times New Roman" officeooo:rsid="000ebf86" officeooo:paragraph-rsid="000ebf86"/>
    </style:style>
    <style:style style:name="P5" style:family="paragraph" style:parent-style-name="Standard">
      <style:text-properties style:font-name="Times New Roman" officeooo:rsid="0010386a" officeooo:paragraph-rsid="0010386a"/>
    </style:style>
    <style:style style:name="P6" style:family="paragraph" style:parent-style-name="Standard">
      <style:text-properties style:font-name="Times New Roman" officeooo:rsid="00114128" officeooo:paragraph-rsid="00114128"/>
    </style:style>
    <style:style style:name="P7" style:family="paragraph" style:parent-style-name="Standard">
      <style:text-properties style:font-name="Times New Roman" officeooo:rsid="00196592" officeooo:paragraph-rsid="00196592"/>
    </style:style>
    <style:style style:name="P8" style:family="paragraph" style:parent-style-name="Standard">
      <style:text-properties style:font-name="Times New Roman" fo:font-weight="bold" officeooo:rsid="001a0f48" officeooo:paragraph-rsid="001a0f48" style:font-weight-asian="bold" style:font-weight-complex="bold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officeooo:rsid="00196592" officeooo:paragraph-rsid="0019659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c913a" officeooo:paragraph-rsid="001c913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21d257" officeooo:paragraph-rsid="0021d25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27b702" officeooo:paragraph-rsid="0027b70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295ab4" officeooo:paragraph-rsid="00295ab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2c3a09" officeooo:paragraph-rsid="002c3a0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31fda9" officeooo:paragraph-rsid="0031fda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35bcc4" officeooo:paragraph-rsid="0035bcc4" style:font-weight-asian="bold" style:font-weight-complex="bold"/>
    </style:style>
    <style:style style:name="P17" style:family="paragraph" style:parent-style-name="Standard">
      <style:text-properties style:font-name="Times New Roman" officeooo:rsid="001a0f48" officeooo:paragraph-rsid="001a0f48"/>
    </style:style>
    <style:style style:name="P18" style:family="paragraph" style:parent-style-name="Standard">
      <style:text-properties style:font-name="Times New Roman" officeooo:rsid="001b3681" officeooo:paragraph-rsid="001b3681"/>
    </style:style>
    <style:style style:name="P19" style:family="paragraph" style:parent-style-name="Standard">
      <style:paragraph-properties fo:text-align="start" style:justify-single-word="false"/>
      <style:text-properties style:font-name="Times New Roman" officeooo:rsid="001b62af" officeooo:paragraph-rsid="001b62af"/>
    </style:style>
    <style:style style:name="P20" style:family="paragraph" style:parent-style-name="Standard">
      <style:paragraph-properties fo:text-align="start" style:justify-single-word="false"/>
      <style:text-properties style:font-name="Times New Roman" officeooo:rsid="001c913a" officeooo:paragraph-rsid="001c913a"/>
    </style:style>
    <style:style style:name="P21" style:family="paragraph" style:parent-style-name="Standard">
      <style:paragraph-properties fo:text-align="start" style:justify-single-word="false"/>
      <style:text-properties style:font-name="Times New Roman" officeooo:rsid="001f69e5" officeooo:paragraph-rsid="001f69e5"/>
    </style:style>
    <style:style style:name="P22" style:family="paragraph" style:parent-style-name="Standard">
      <style:paragraph-properties fo:text-align="start" style:justify-single-word="false"/>
      <style:text-properties style:font-name="Times New Roman" officeooo:rsid="0021d257" officeooo:paragraph-rsid="0021d257"/>
    </style:style>
    <style:style style:name="P23" style:family="paragraph" style:parent-style-name="Standard">
      <style:paragraph-properties fo:text-align="start" style:justify-single-word="false"/>
      <style:text-properties style:font-name="Times New Roman" officeooo:rsid="0027b702" officeooo:paragraph-rsid="0027b702"/>
    </style:style>
    <style:style style:name="P24" style:family="paragraph" style:parent-style-name="Standard">
      <style:paragraph-properties fo:text-align="start" style:justify-single-word="false"/>
      <style:text-properties style:font-name="Times New Roman" officeooo:rsid="00295ab4" officeooo:paragraph-rsid="00295ab4"/>
    </style:style>
    <style:style style:name="P25" style:family="paragraph" style:parent-style-name="Standard">
      <style:paragraph-properties fo:text-align="start" style:justify-single-word="false"/>
      <style:text-properties style:font-name="Times New Roman" officeooo:rsid="002c3a09" officeooo:paragraph-rsid="002c3a09"/>
    </style:style>
    <style:style style:name="P26" style:family="paragraph" style:parent-style-name="Standard">
      <style:paragraph-properties fo:text-align="start" style:justify-single-word="false"/>
      <style:text-properties style:font-name="Times New Roman" officeooo:rsid="002c3a09" officeooo:paragraph-rsid="002d7d34"/>
    </style:style>
    <style:style style:name="P27" style:family="paragraph" style:parent-style-name="Standard">
      <style:paragraph-properties fo:text-align="start" style:justify-single-word="false"/>
      <style:text-properties style:font-name="Times New Roman" officeooo:rsid="002dcc20" officeooo:paragraph-rsid="002d7d34"/>
    </style:style>
    <style:style style:name="P28" style:family="paragraph" style:parent-style-name="Standard">
      <style:paragraph-properties fo:text-align="start" style:justify-single-word="false"/>
      <style:text-properties style:font-name="Times New Roman" officeooo:rsid="00300975" officeooo:paragraph-rsid="00300975"/>
    </style:style>
    <style:style style:name="P29" style:family="paragraph" style:parent-style-name="Standard">
      <style:paragraph-properties fo:text-align="start" style:justify-single-word="false"/>
      <style:text-properties style:font-name="Times New Roman" officeooo:rsid="0031fda9" officeooo:paragraph-rsid="0031fda9"/>
    </style:style>
    <style:style style:name="P30" style:family="paragraph" style:parent-style-name="Standard">
      <style:paragraph-properties fo:text-align="start" style:justify-single-word="false"/>
      <style:text-properties style:font-name="Times New Roman" officeooo:rsid="003348ad" officeooo:paragraph-rsid="003348ad"/>
    </style:style>
    <style:style style:name="P31" style:family="paragraph" style:parent-style-name="Standard">
      <style:paragraph-properties fo:text-align="start" style:justify-single-word="false"/>
      <style:text-properties style:font-name="Times New Roman" officeooo:rsid="0034a681" officeooo:paragraph-rsid="0034a681"/>
    </style:style>
    <style:style style:name="P3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34a681" officeooo:paragraph-rsid="0034a68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officeooo:rsid="0035bcc4" officeooo:paragraph-rsid="0035bcc4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rsid="0015078f" officeooo:paragraph-rsid="0015078f" fo:background-color="#1f1f1f"/>
    </style:style>
    <style:style style:name="P3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2c3a09" officeooo:paragraph-rsid="002d7d34" fo:background-color="#1f1f1f"/>
    </style:style>
    <style:style style:name="P3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38" style:family="paragraph" style:parent-style-name="Standard">
      <style:text-properties fo:color="#6a9955" loext:opacity="100%" style:font-name="Droid Sans Mono" fo:font-size="10.5pt" fo:font-weight="normal" officeooo:rsid="00114128" officeooo:paragraph-rsid="00114128" fo:background-color="#1f1f1f"/>
    </style:style>
    <style:style style:name="P39" style:family="paragraph" style:parent-style-name="Standard">
      <style:paragraph-properties style:line-height-at-least="0.198in"/>
    </style:style>
    <style:style style:name="P40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000000" loext:opacity="100%" style:font-name="Droid Sans Mono" fo:font-size="10.5pt" fo:font-weight="normal" officeooo:rsid="00185287" officeooo:paragraph-rsid="00185287" fo:background-color="transparent"/>
    </style:style>
    <style:style style:name="P41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000000" loext:opacity="100%" style:font-name="Droid Sans Mono" fo:font-size="10.5pt" fo:font-weight="normal" officeooo:rsid="001a0f48" officeooo:paragraph-rsid="001a0f48" fo:background-color="transparent"/>
    </style:style>
    <style:style style:name="P42" style:family="paragraph" style:parent-style-name="Standard">
      <style:paragraph-properties fo:text-align="start" style:justify-single-word="false"/>
      <style:text-properties officeooo:paragraph-rsid="002d7d34"/>
    </style:style>
    <style:style style:name="P43" style:family="paragraph" style:parent-style-name="Heading_20_3">
      <style:paragraph-properties fo:text-align="start" style:justify-single-word="false"/>
      <style:text-properties style:font-name="Times New Roman" officeooo:rsid="00394386" officeooo:paragraph-rsid="00394386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Times New Roman" officeooo:rsid="001c913a" officeooo:paragraph-rsid="001c913a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Times New Roman" officeooo:rsid="001d6b4b" officeooo:paragraph-rsid="001d6b4b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Times New Roman" officeooo:rsid="001dc5c5" officeooo:paragraph-rsid="001dc5c5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Times New Roman" officeooo:rsid="001f69e5" officeooo:paragraph-rsid="001f69e5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Times New Roman" officeooo:rsid="002c3a09" officeooo:paragraph-rsid="002d7d34"/>
    </style:style>
    <style:style style:name="P49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300975" officeooo:paragraph-rsid="00300975" style:font-weight-asian="bold" style:font-weight-complex="bold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Times New Roman" officeooo:rsid="003783e1" officeooo:paragraph-rsid="003783e1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Times New Roman" officeooo:rsid="00394386" officeooo:paragraph-rsid="00394386"/>
    </style:style>
    <style:style style:name="P52" style:family="paragraph" style:parent-style-name="Standard">
      <style:paragraph-properties fo:text-align="start" style:justify-single-word="false"/>
      <style:text-properties style:font-name="Times New Roman" officeooo:rsid="00394386" officeooo:paragraph-rsid="00394386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Times New Roman" officeooo:rsid="00395092" officeooo:paragraph-rsid="00395092"/>
    </style:style>
    <style:style style:name="P54" style:family="paragraph" style:parent-style-name="Text_20_body" style:list-style-name="L5"/>
    <style:style style:name="T1" style:family="text">
      <style:text-properties officeooo:rsid="000b4612"/>
    </style:style>
    <style:style style:name="T2" style:family="text">
      <style:text-properties officeooo:rsid="000e7dc4"/>
    </style:style>
    <style:style style:name="T3" style:family="text">
      <style:text-properties fo:color="#569cd6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9cdcfe" loext:opacity="100%"/>
    </style:style>
    <style:style style:name="T8" style:family="text">
      <style:text-properties officeooo:rsid="001342b9"/>
    </style:style>
    <style:style style:name="T9" style:family="text">
      <style:text-properties fo:color="#6a9955" loext:opacity="100%"/>
    </style:style>
    <style:style style:name="T10" style:family="text">
      <style:text-properties fo:color="#b5cea8" loext:opacity="100%"/>
    </style:style>
    <style:style style:name="T11" style:family="text">
      <style:text-properties officeooo:rsid="001a0f48"/>
    </style:style>
    <style:style style:name="T12" style:family="text">
      <style:text-properties officeooo:rsid="001dc5c5"/>
    </style:style>
    <style:style style:name="T13" style:family="text">
      <style:text-properties officeooo:rsid="002005b9"/>
    </style:style>
    <style:style style:name="T14" style:family="text">
      <style:text-properties officeooo:rsid="0025f59b"/>
    </style:style>
    <style:style style:name="T15" style:family="text">
      <style:text-properties style:font-name="Times New Roman" officeooo:rsid="002c3a09"/>
    </style:style>
    <style:style style:name="T16" style:family="text">
      <style:text-properties style:font-name="Times New Roman" officeooo:rsid="002dcc20"/>
    </style:style>
    <style:style style:name="T17" style:family="text">
      <style:text-properties officeooo:rsid="00300975"/>
    </style:style>
    <style:style style:name="T18" style:family="text">
      <style:text-properties officeooo:rsid="003783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JS</text:p>
      <text:p text:style-name="P1"/>
      <text:p text:style-name="P1">1. npm init -y <text:s/>: It is used to make a package.json file in current folders. <text:span text:style-name="T1">This file mainly consists of dependencies.</text:span></text:p>
      <text:p text:style-name="P2">2. <text:span text:style-name="T2">sudo </text:span>npm install -g nodemon : nodemon is used to automatically run our node.js project.</text:p>
      <text:p text:style-name="P3">3. Set-ExecutionPolicy RemoteSigned -Scope CurrentUser: This command is not necessary to run ubuntu.</text:p>
      <text:p text:style-name="P3"/>
      <text:p text:style-name="P4">Types of Modules</text:p>
      <text:p text:style-name="P4">1. Core Modules</text:p>
      <text:p text:style-name="P4">Built-in modules provided by Node.js, such as fs, http, path etc</text:p>
      <text:p text:style-name="P4"/>
      <text:p text:style-name="P4">2. Local Modules</text:p>
      <text:p text:style-name="P4">Custom modules created by developers and located within the project.</text:p>
      <text:p text:style-name="P4"/>
      <text:p text:style-name="P4">3. Third-party Modules</text:p>
      <text:p text:style-name="P4">Modules installed via npm.</text:p>
      <text:p text:style-name="P4"/>
      <text:p text:style-name="P5">Express.js</text:p>
      <text:p text:style-name="P5">Express.js is lightweight and flexible Node.js web application framework.</text:p>
      <text:p text:style-name="P5">It simplifies building web applications and APIs by providing a robust set of features.</text:p>
      <text:p text:style-name="P5"/>
      <text:p text:style-name="P6">** Core Features</text:p>
      <text:p text:style-name="P6">1. Routing:</text:p>
      <text:p text:style-name="P6">Define application routes using HTTP methods (GET, POST, PUT, DELETE, etc.).</text:p>
      <text:p text:style-name="P6">2. Middleware:</text:p>
      <text:p text:style-name="P6">Functions executed in the request-response cycle.</text:p>
      <text:p text:style-name="P6">3. Templating:</text:p>
      <text:p text:style-name="P6">Integrates with templating engines like EJS, Pug, and Handlebars to generate dynamic HTML.</text:p>
      <text:p text:style-name="P6">4. .RESTful API Support:</text:p>
      <text:p text:style-name="P6">Ideal for creating RESTful servers with clean and organized code.</text:p>
      <text:p text:style-name="P6">Simplifies handling JSON and form data</text:p>
      <text:p text:style-name="P6">5. Structure your project with MVC (Model-View-Controller) for maintainability.</text:p>
      <text:p text:style-name="P6"/>
      <text:p text:style-name="P38">//Ways to make a routing</text:p>
      <text:p text:style-name="P34"><text:span text:style-name="T3">let</text:span> <text:span text:style-name="T4">express</text:span> <text:span text:style-name="T5">=</text:span> <text:span text:style-name="T4">require</text:span>(<text:span text:style-name="T6">"express"</text:span>)</text:p>
      <text:p text:style-name="P39"/>
      <text:p text:style-name="P34"><text:span text:style-name="T3">let</text:span> <text:span text:style-name="T7">app</text:span><text:span text:style-name="T5">=</text:span> <text:span text:style-name="T4">express</text:span>()</text:p>
      <text:p text:style-name="P39"/>
      <text:p text:style-name="P34"><text:span text:style-name="T7">app</text:span>.<text:span text:style-name="T4">get</text:span>(<text:span text:style-name="T6">"/"</text:span>,(<text:span text:style-name="T7">req</text:span>, <text:span text:style-name="T7">res</text:span>)<text:span text:style-name="T3">=&gt;</text:span>{</text:p>
      <text:p text:style-name="P34"><text:span text:style-name="T7">res</text:span>.<text:span text:style-name="T4">send</text:span>(<text:span text:style-name="T6">"Hola mundo"</text:span>)</text:p>
      <text:p text:style-name="P34">})</text:p>
      <text:p text:style-name="P34"><text:span text:style-name="T7">app</text:span>.<text:span text:style-name="T4">listen</text:span>(<text:span text:style-name="T6">"8000"</text:span>)</text:p>
      <text:p text:style-name="P34"/>
      <text:p text:style-name="P34"/>
      <text:p text:style-name="P34">//<text:span text:style-name="T8">Routing, Routing Params (Request &amp; Response)</text:span></text:p>
      <text:p text:style-name="P37">//Ways to make a routing</text:p>
      <text:p text:style-name="P34"><text:span text:style-name="T3">let</text:span> <text:span text:style-name="T4">express</text:span> <text:span text:style-name="T5">=</text:span> <text:span text:style-name="T4">require</text:span>(<text:span text:style-name="T6">"express"</text:span>)</text:p>
      <text:p text:style-name="P39"/>
      <text:p text:style-name="P34"><text:span text:style-name="T3">let</text:span> <text:span text:style-name="T7">app</text:span><text:span text:style-name="T5">=</text:span> <text:span text:style-name="T4">express</text:span>()</text:p>
      <text:p text:style-name="P39"/>
      <text:p text:style-name="P34"><text:span text:style-name="T7">app</text:span>.<text:span text:style-name="T4">use</text:span>(<text:span text:style-name="T4">express</text:span>.<text:span text:style-name="T4">json</text:span>()) <text:span text:style-name="T9">//this is mandatory if we are using json data</text:span></text:p>
      <text:p text:style-name="P39"><text:soft-page-break/></text:p>
      <text:p text:style-name="P34"><text:span text:style-name="T7">app</text:span>.<text:span text:style-name="T4">get</text:span>(<text:span text:style-name="T6">"/"</text:span>,(<text:span text:style-name="T7">req</text:span>, <text:span text:style-name="T7">res</text:span>)<text:span text:style-name="T3">=&gt;</text:span>{</text:p>
      <text:p text:style-name="P34"><text:span text:style-name="T7">res</text:span>.<text:span text:style-name="T4">send</text:span>(<text:span text:style-name="T6">"Hola mundo"</text:span>)</text:p>
      <text:p text:style-name="P34">})</text:p>
      <text:p text:style-name="P39"/>
      <text:p text:style-name="P34"><text:span text:style-name="T7">app</text:span>.<text:span text:style-name="T4">get</text:span>(<text:span text:style-name="T6">"/login/:id"</text:span>,(<text:span text:style-name="T7">req</text:span>, <text:span text:style-name="T7">res</text:span>)<text:span text:style-name="T3">=&gt;</text:span>{</text:p>
      <text:p text:style-name="P34"><text:span text:style-name="T3">let</text:span> <text:span text:style-name="T7">currentId</text:span> <text:span text:style-name="T5">=</text:span> <text:span text:style-name="T7">req</text:span>.<text:span text:style-name="T7">params</text:span>.<text:span text:style-name="T7">id</text:span></text:p>
      <text:p text:style-name="P34"><text:span text:style-name="T7">res</text:span>.<text:span text:style-name="T4">send</text:span>(<text:span text:style-name="T6">"API for Param Routes"</text:span> <text:span text:style-name="T5">+</text:span> <text:span text:style-name="T7">currentId</text:span>)</text:p>
      <text:p text:style-name="P34">})</text:p>
      <text:p text:style-name="P39"/>
      <text:p text:style-name="P34"><text:span text:style-name="T7">app</text:span>.<text:span text:style-name="T4">post</text:span>(<text:span text:style-name="T6">"/login"</text:span>,(<text:span text:style-name="T7">req</text:span>, <text:span text:style-name="T7">res</text:span>)<text:span text:style-name="T3">=&gt;</text:span>{</text:p>
      <text:p text:style-name="P34"><text:span text:style-name="T7">console</text:span>.<text:span text:style-name="T4">log</text:span>(<text:span text:style-name="T7">req</text:span>.<text:span text:style-name="T7">body</text:span>)</text:p>
      <text:p text:style-name="P34"><text:span text:style-name="T7">res</text:span>.<text:span text:style-name="T4">send</text:span>({</text:p>
      <text:p text:style-name="P34"><text:span text:style-name="T7">status:</text:span><text:span text:style-name="T10">1</text:span>, </text:p>
      <text:p text:style-name="P34"><text:span text:style-name="T7">msg:</text:span><text:span text:style-name="T6">"User Login"</text:span>,</text:p>
      <text:p text:style-name="P34"><text:span text:style-name="T7">bodyData:req</text:span>.<text:span text:style-name="T7">body</text:span>,</text:p>
      <text:p text:style-name="P34"><text:span text:style-name="T7">queryData:req</text:span>.<text:span text:style-name="T7">body</text:span></text:p>
      <text:p text:style-name="P34">})</text:p>
      <text:p text:style-name="P34">})</text:p>
      <text:p text:style-name="P34"><text:span text:style-name="T7">app</text:span>.<text:span text:style-name="T4">listen</text:span>(<text:span text:style-name="T6">"8000"</text:span>)</text:p>
      <text:p text:style-name="P34"/>
      <text:p text:style-name="P35">Express JS Middleware</text:p>
      <text:p text:style-name="P40">It is used to sit between request and response and give the permission to response of server if true otherwise response from middleware.</text:p>
      <text:p text:style-name="P41">It is used to check before doing somethings.</text:p>
      <text:p text:style-name="Standard"/>
      <text:p text:style-name="P6">let myToken = "12345"</text:p>
      <text:p text:style-name="P6">let checkToken = (req, res, next)=&gt;{</text:p>
      <text:p text:style-name="P6"><text:s text:c="4"/>console.log("Middleware")</text:p>
      <text:p text:style-name="P6"><text:s text:c="4"/>if(req.query.token == "" || req.query.token == undefined){</text:p>
      <text:p text:style-name="P6"><text:s text:c="8"/>return res.send({</text:p>
      <text:p text:style-name="P6"><text:s text:c="12"/>status:0,</text:p>
      <text:p text:style-name="P6"><text:s text:c="12"/>msg: "Please enter a token"</text:p>
      <text:p text:style-name="P6"><text:s text:c="8"/>})</text:p>
      <text:p text:style-name="P6"><text:s text:c="4"/>}</text:p>
      <text:p text:style-name="P6"><text:s text:c="4"/>if(req.query.token!=myToken){</text:p>
      <text:p text:style-name="P6"><text:s text:c="8"/>return res.send({</text:p>
      <text:p text:style-name="P6"><text:s text:c="12"/>status:0,</text:p>
      <text:p text:style-name="P6"><text:s text:c="12"/>msg: "Please enter a correct token"</text:p>
      <text:p text:style-name="P6"><text:s text:c="8"/>})</text:p>
      <text:p text:style-name="P6"><text:s text:c="4"/>}</text:p>
      <text:p text:style-name="P6"><text:s text:c="4"/>next()</text:p>
      <text:p text:style-name="P6">}</text:p>
      <text:p text:style-name="P6">app.use(checkToken)</text:p>
      <text:p text:style-name="P7">here <text:s/>the above code is applying for entire app now, again I am going to apply route level Middleware in Express.js</text:p>
      <text:p text:style-name="P7"/>
      <text:p text:style-name="P9"/>
      <text:p text:style-name="P9"/>
      <text:p text:style-name="P9"/>
      <text:p text:style-name="P9"/>
      <text:p text:style-name="P9"><text:soft-page-break/>Route Level Middleware Express.js</text:p>
      <text:p text:style-name="P7">This middleware is used for the specific route only.</text:p>
      <text:p text:style-name="P7"><text:span text:style-name="T11">a</text:span>pp.get("/news",checkToken,(req, res)=&gt;{// <text:span text:style-name="T14">checkToken is a function</text:span></text:p>
      <text:p text:style-name="P7"><text:s text:c="4"/>res.send("API for news")</text:p>
      <text:p text:style-name="P7">})</text:p>
      <text:p text:style-name="P17">In the above program middleware is applied in “/news” url only</text:p>
      <text:p text:style-name="P7"/>
      <text:p text:style-name="P7"/>
      <text:p text:style-name="P8">What is .ENV ? SET UP &amp; RUN A .ENV FILE in Node</text:p>
      <text:p text:style-name="P18">It is used to keep the sensitive information and we access that information from that environment. It is made in every backend programming languages.</text:p>
      <text:p text:style-name="P18"/>
      <text:p text:style-name="P19">npm i dotenv : It is used to install environment</text:p>
      <text:p text:style-name="P19">require(“dotenv”).config(); : config is used to initialized and make it ready to access it.</text:p>
      <text:p text:style-name="P19"/>
      <text:p text:style-name="P19"/>
      <text:p text:style-name="P10">MongoDB Databas Commands</text:p>
      <text:p text:style-name="P20"/>
      <text:list text:style-name="L1">
        <text:list-item>
          <text:p text:style-name="P44">show dbs/show databases : It is used to show all the database.</text:p>
        </text:list-item>
        <text:list-item>
          <text:p text:style-name="P53">show collections: It is used to show the tables.</text:p>
        </text:list-item>
        <text:list-item>
          <text:p text:style-name="P53">db.users.find(): It is used to show the json data list of table users.</text:p>
        </text:list-item>
        <text:list-item>
          <text:p text:style-name="P45">use databasename: It is use to create and use the database and switch the database.</text:p>
        </text:list-item>
        <text:list-item>
          <text:p text:style-name="P45">db.createCollection("students"): <text:span text:style-name="T12">It is used to create a table in the database.</text:span></text:p>
        </text:list-item>
        <text:list-item>
          <text:p text:style-name="P46">db.student.drop(): It is used to delete the table.</text:p>
        </text:list-item>
        <text:list-item>
          <text:p text:style-name="P46">db.student.renameCollection(“students”): It is used to rename a table.</text:p>
        </text:list-item>
        <text:list-item>
          <text:p text:style-name="P46">db.dropDatabase(): It is used to delete a database.</text:p>
        </text:list-item>
        <text:list-item>
          <text:p text:style-name="P47">db.students.insertOne({name: “Shree”, age: 25}): It is used to insert single data in a table.</text:p>
        </text:list-item>
        <text:list-item>
          <text:p text:style-name="P47">db.students.insertMany([{name:”Shree”, age:25},{name:{“Suresh”, age:30}]): it is used to insert multiple data in a table.</text:p>
        </text:list-item>
        <text:list-item>
          <text:p text:style-name="P47"><text:s/>db.students.find().pretty(): It is used to find the all the data in well manner.</text:p>
        </text:list-item>
        <text:list-item>
          <text:p text:style-name="P47">db.students.find({name:"Shree"}): It is used to find the specific name.<text:span text:style-name="T13">]</text:span></text:p>
        </text:list-item>
        <text:list-item>
          <text:p text:style-name="P47">db.students.findOne({_id:ObjectId("680635583d254f4669f14db1")}): <text:span text:style-name="T13">It is used to find the specific items or object.</text:span></text:p>
        </text:list-item>
        <text:list-item>
          <text:p text:style-name="P47">db.students.<text:span text:style-name="T13">delete</text:span>One({_id:ObjectId("680635583d254f4669f14db1")}): <text:span text:style-name="T13">It is used to delete the specific objects or items.</text:span></text:p>
        </text:list-item>
        <text:list-item>
          <text:p text:style-name="P47">db.students.<text:span text:style-name="T13">update</text:span>One({_id:ObjectId("680635583d254f4669f14db1")}, <text:span text:style-name="T13">{$set:{name:”Ram”}}</text:span>)</text:p>
        </text:list-item>
      </text:list>
      <text:p text:style-name="P21"/>
      <text:p text:style-name="P11">Connect MongoDB with Node JS(Insert and View API)</text:p>
      <text:p text:style-name="P22"/>
      <text:p text:style-name="P12">dbConnection.js</text:p>
      <text:p text:style-name="P23">const { MongoClient } = require('mongodb');</text:p>
      <text:p text:style-name="P23"/>
      <text:p text:style-name="P23"/>
      <text:p text:style-name="P23">let dbConnectionUrl= `mongodb://127.0.0.1:27017`</text:p>
      <text:p text:style-name="P23"/>
      <text:p text:style-name="P23">const client = new MongoClient(dbConnectionUrl);</text:p>
      <text:p text:style-name="P23"/>
      <text:p text:style-name="P23">let dbConnection = async () =&gt;{</text:p>
      <text:p text:style-name="P23"><text:s text:c="4"/>try {</text:p>
      <text:p text:style-name="P23"><text:s text:c="8"/>await client.connect();</text:p>
      <text:p text:style-name="P23"><text:s text:c="8"/>let db <text:s/>= client.db('mongoDBProject_Database')</text:p>
      <text:p text:style-name="P23"><text:soft-page-break/><text:s text:c="8"/>return db;</text:p>
      <text:p text:style-name="P23"><text:s text:c="4"/>} catch (error) {</text:p>
      <text:p text:style-name="P23"><text:s text:c="8"/>console.error("Failed to connect to the database:", error);</text:p>
      <text:p text:style-name="P23"><text:s text:c="8"/>throw error;</text:p>
      <text:p text:style-name="P23"><text:s text:c="4"/>}</text:p>
      <text:p text:style-name="P23">}</text:p>
      <text:p text:style-name="P23"/>
      <text:p text:style-name="P23">module.exports={dbConnection}</text:p>
      <text:p text:style-name="P23"/>
      <text:p text:style-name="P23"/>
      <text:p text:style-name="P12">index.js</text:p>
      <text:p text:style-name="P23">let express = require("express")</text:p>
      <text:p text:style-name="P23">const { dbConnection } = require("./dbConnection")</text:p>
      <text:p text:style-name="P23"/>
      <text:p text:style-name="P23">let app = express()</text:p>
      <text:p text:style-name="P23"/>
      <text:p text:style-name="P23">app.use(express.json())</text:p>
      <text:p text:style-name="P23"/>
      <text:p text:style-name="P23">//View Students</text:p>
      <text:p text:style-name="P23">app.get("/student-read",async (req, res)=&gt;{</text:p>
      <text:p text:style-name="P23"><text:s text:c="4"/>let myDB = await dbConnection();</text:p>
      <text:p text:style-name="P23"><text:s text:c="4"/>let studentCollection = myDB.collection('students');</text:p>
      <text:p text:style-name="P23"><text:s text:c="4"/>let viewData = await studentCollection.find().toArray(); //convert to array otherwise it will throw</text:p>
      <text:p text:style-name="P23"/>
      <text:p text:style-name="P23"><text:s text:c="4"/>let resObj = {</text:p>
      <text:p text:style-name="P23"><text:s text:c="8"/>status:1,</text:p>
      <text:p text:style-name="P23"><text:s text:c="8"/>msg: "View Data",</text:p>
      <text:p text:style-name="P23"><text:s text:c="8"/>viewData</text:p>
      <text:p text:style-name="P23"><text:s text:c="4"/>}</text:p>
      <text:p text:style-name="P23"/>
      <text:p text:style-name="P23"><text:s text:c="4"/>res.send(resObj)</text:p>
      <text:p text:style-name="P23">})</text:p>
      <text:p text:style-name="P23"/>
      <text:p text:style-name="P23"/>
      <text:p text:style-name="P23">//Insert Students</text:p>
      <text:p text:style-name="P23">app.post("/student-insert", async(req, res)=&gt;{</text:p>
      <text:p text:style-name="P23"><text:s text:c="4"/>let myDB = await dbConnection();</text:p>
      <text:p text:style-name="P23"><text:s text:c="4"/>let studentCollection = myDB.collection('students');</text:p>
      <text:p text:style-name="P23"/>
      <text:p text:style-name="P23"><text:s text:c="4"/>// let obj={</text:p>
      <text:p text:style-name="P23"><text:s text:c="4"/>// <text:s text:c="4"/>name:req.body.name,</text:p>
      <text:p text:style-name="P23"><text:s text:c="4"/>// <text:s text:c="4"/>age:req.body.age</text:p>
      <text:p text:style-name="P23"><text:s text:c="4"/>// }</text:p>
      <text:p text:style-name="P23"/>
      <text:p text:style-name="P23"/>
      <text:p text:style-name="P23"><text:s text:c="4"/>let {name, age} = req.body</text:p>
      <text:p text:style-name="P23"><text:s text:c="4"/>let obj = {name, age}</text:p>
      <text:p text:style-name="P23"/>
      <text:p text:style-name="P23"><text:s text:c="4"/>let insertRes = await studentCollection.insertOne(obj);</text:p>
      <text:p text:style-name="P23"><text:s text:c="4"/>let resObj = {</text:p>
      <text:p text:style-name="P23"><text:s text:c="8"/>status:1,</text:p>
      <text:p text:style-name="P23"><text:s text:c="8"/>msg: "Insert Success",</text:p>
      <text:p text:style-name="P23"><text:soft-page-break/><text:s text:c="8"/>insertRes</text:p>
      <text:p text:style-name="P23"><text:s text:c="4"/>}</text:p>
      <text:p text:style-name="P23"><text:s text:c="4"/>// console.log(obj)</text:p>
      <text:p text:style-name="P23"/>
      <text:p text:style-name="P23"><text:s text:c="4"/>res.send(resObj)</text:p>
      <text:p text:style-name="P23">})</text:p>
      <text:p text:style-name="P23">app.listen(8000, () =&gt; {</text:p>
      <text:p text:style-name="P23"><text:s text:c="4"/>console.log("Server is running on port 8000");</text:p>
      <text:p text:style-name="P23">});</text:p>
      <text:p text:style-name="P23"/>
      <text:p text:style-name="P23"/>
      <text:p text:style-name="P13">Delete and Update API</text:p>
      <text:p text:style-name="P24"/>
      <text:p text:style-name="P24">let express = require("express")</text:p>
      <text:p text:style-name="P24">const { dbConnection } = require("./dbConnection")</text:p>
      <text:p text:style-name="P24">const { ObjectId } = require('mongodb');</text:p>
      <text:p text:style-name="P24"/>
      <text:p text:style-name="P24">let app = express()</text:p>
      <text:p text:style-name="P24"/>
      <text:p text:style-name="P24">app.use(express.json())</text:p>
      <text:p text:style-name="P24"/>
      <text:p text:style-name="P24">//View Students</text:p>
      <text:p text:style-name="P24">app.get("/student-read",async (req, res)=&gt;{</text:p>
      <text:p text:style-name="P24"><text:s text:c="4"/>let myDB = await dbConnection();</text:p>
      <text:p text:style-name="P24"><text:s text:c="4"/>let studentCollection = myDB.collection('students');</text:p>
      <text:p text:style-name="P24"><text:s text:c="4"/>let viewData = await studentCollection.find().toArray(); //convert to array otherwise it will throw</text:p>
      <text:p text:style-name="P24"/>
      <text:p text:style-name="P24"><text:s text:c="4"/>let resObj = {</text:p>
      <text:p text:style-name="P24"><text:s text:c="8"/>status:1,</text:p>
      <text:p text:style-name="P24"><text:s text:c="8"/>msg: "View Data",</text:p>
      <text:p text:style-name="P24"><text:s text:c="8"/>viewData</text:p>
      <text:p text:style-name="P24"><text:s text:c="4"/>}</text:p>
      <text:p text:style-name="P24"/>
      <text:p text:style-name="P24"><text:s text:c="4"/>res.send(resObj)</text:p>
      <text:p text:style-name="P24">})</text:p>
      <text:p text:style-name="P24"/>
      <text:p text:style-name="P24"/>
      <text:p text:style-name="P24">//Insert Students</text:p>
      <text:p text:style-name="P24">app.post("/student-insert", async(req, res)=&gt;{</text:p>
      <text:p text:style-name="P24"><text:s text:c="4"/>let myDB = await dbConnection();</text:p>
      <text:p text:style-name="P24"><text:s text:c="4"/>let studentCollection = myDB.collection('students');</text:p>
      <text:p text:style-name="P24"/>
      <text:p text:style-name="P24"><text:s text:c="4"/>// let obj={</text:p>
      <text:p text:style-name="P24"><text:s text:c="4"/>// <text:s text:c="4"/>name:req.body.name,</text:p>
      <text:p text:style-name="P24"><text:s text:c="4"/>// <text:s text:c="4"/>age:req.body.age</text:p>
      <text:p text:style-name="P24"><text:s text:c="4"/>// }</text:p>
      <text:p text:style-name="P24"/>
      <text:p text:style-name="P24"/>
      <text:p text:style-name="P24"><text:s text:c="4"/>let {name, age} = req.body</text:p>
      <text:p text:style-name="P24"><text:s text:c="4"/>let obj = {name, age}</text:p>
      <text:p text:style-name="P24"><text:s text:c="4"/></text:p>
      <text:p text:style-name="P24"><text:s text:c="4"/>let checkName = await studentCollection.find(name);</text:p>
      <text:p text:style-name="P24"><text:soft-page-break/></text:p>
      <text:p text:style-name="P24"><text:s text:c="4"/>if(checkName){</text:p>
      <text:p text:style-name="P24"><text:s text:c="8"/>return res.send({</text:p>
      <text:p text:style-name="P24"><text:s text:c="12"/>status:0,</text:p>
      <text:p text:style-name="P24"><text:s text:c="12"/>msg:"Already exist"</text:p>
      <text:p text:style-name="P24"><text:s text:c="8"/>}</text:p>
      <text:p text:style-name="P24"><text:s text:c="8"/>)</text:p>
      <text:p text:style-name="P24"><text:s text:c="4"/>}</text:p>
      <text:p text:style-name="P24"/>
      <text:p text:style-name="P24"><text:s text:c="4"/>let insertRes = await studentCollection.insertOne(obj);</text:p>
      <text:p text:style-name="P24"><text:s text:c="4"/>let resObj = {</text:p>
      <text:p text:style-name="P24"><text:s text:c="8"/>status:1,</text:p>
      <text:p text:style-name="P24"><text:s text:c="8"/>msg: "Insert Success",</text:p>
      <text:p text:style-name="P24"><text:s text:c="8"/>insertRes</text:p>
      <text:p text:style-name="P24"><text:s text:c="4"/>}</text:p>
      <text:p text:style-name="P24"><text:s text:c="4"/>// console.log(obj)</text:p>
      <text:p text:style-name="P24"/>
      <text:p text:style-name="P24"><text:s text:c="4"/>res.send(resObj)</text:p>
      <text:p text:style-name="P24">})</text:p>
      <text:p text:style-name="P24"/>
      <text:p text:style-name="P24"/>
      <text:p text:style-name="P24">//Making a Delete api for student</text:p>
      <text:p text:style-name="P24">app.delete("/student-delete/:id",async (req, res)=&gt;{ //id is parameter, if id? then parameter is optional</text:p>
      <text:p text:style-name="P24"><text:s text:c="4"/>let {id} = req.params;</text:p>
      <text:p text:style-name="P24"><text:s text:c="4"/>let myDB = await dbConnection();</text:p>
      <text:p text:style-name="P24"><text:s text:c="4"/>let studentCollection = myDB.collection('students');</text:p>
      <text:p text:style-name="P24"><text:s text:c="4"/>let deleteRes = await studentCollection.deleteOne({ _id: new ObjectId(id) });</text:p>
      <text:p text:style-name="P24"><text:s text:c="4"/>let resObj = {</text:p>
      <text:p text:style-name="P24"><text:s text:c="8"/>status: 1,</text:p>
      <text:p text:style-name="P24"><text:s text:c="8"/>msg: "Delete Success",</text:p>
      <text:p text:style-name="P24"><text:s text:c="8"/>deleteRes</text:p>
      <text:p text:style-name="P24"><text:s text:c="4"/>}</text:p>
      <text:p text:style-name="P24"/>
      <text:p text:style-name="P24"><text:s text:c="4"/>res.send(resObj);</text:p>
      <text:p text:style-name="P24">})</text:p>
      <text:p text:style-name="P24"/>
      <text:p text:style-name="P24">//Update Students</text:p>
      <text:p text:style-name="P24">app.put("/student-update/:id",async (req, res)=&gt;{</text:p>
      <text:p text:style-name="P24"><text:s text:c="4"/>let {id} = req.params;</text:p>
      <text:p text:style-name="P24"><text:s text:c="4"/>let {name, age} = req.body;</text:p>
      <text:p text:style-name="P24"><text:s text:c="4"/>let obj = { };</text:p>
      <text:p text:style-name="P24"/>
      <text:p text:style-name="P24"><text:s text:c="4"/>if(name !== "" &amp;&amp; name!==undefined &amp;&amp; name!==null){</text:p>
      <text:p text:style-name="P24"><text:s text:c="8"/>obj["name"]=name;</text:p>
      <text:p text:style-name="P24"><text:s text:c="4"/>}</text:p>
      <text:p text:style-name="P24"/>
      <text:p text:style-name="P24"/>
      <text:p text:style-name="P24"><text:s text:c="4"/>if(age !== "" &amp;&amp; age!==undefined &amp;&amp; age!==null){</text:p>
      <text:p text:style-name="P24"><text:s text:c="8"/>obj["age"]=age;</text:p>
      <text:p text:style-name="P24"><text:s text:c="4"/>}</text:p>
      <text:p text:style-name="P24"/>
      <text:p text:style-name="P24"><text:soft-page-break/><text:s text:c="4"/>let myDB = await dbConnection();</text:p>
      <text:p text:style-name="P24"><text:s text:c="4"/>let studentCollection = myDB.collection("students");</text:p>
      <text:p text:style-name="P24"/>
      <text:p text:style-name="P24"><text:s text:c="4"/>let updateRes = await studentCollection.updateOne({_id:new ObjectId(id)},{$set:obj});</text:p>
      <text:p text:style-name="P24"/>
      <text:p text:style-name="P24"><text:s text:c="4"/>let resObj={</text:p>
      <text:p text:style-name="P24"><text:s text:c="8"/>status:1,</text:p>
      <text:p text:style-name="P24"><text:s text:c="8"/>msg:"Update success",</text:p>
      <text:p text:style-name="P24"><text:s text:c="8"/>updateRes</text:p>
      <text:p text:style-name="P24"><text:s text:c="4"/>}</text:p>
      <text:p text:style-name="P24"><text:s text:c="4"/>res.send(resObj);</text:p>
      <text:p text:style-name="P24"/>
      <text:p text:style-name="P24">})</text:p>
      <text:p text:style-name="P24">app.listen(8000, () =&gt; {</text:p>
      <text:p text:style-name="P24"><text:s text:c="4"/>console.log("Server is running on port 8000");</text:p>
      <text:p text:style-name="P24">});</text:p>
      <text:p text:style-name="P24"/>
      <text:p text:style-name="P24"/>
      <text:p text:style-name="P14">Introduction to Mongoose for MongoDB &amp; CURP OPR</text:p>
      <text:p text:style-name="P42"><text:span text:style-name="T15">- </text:span><text:span text:style-name="T16">npm init -y</text:span></text:p>
      <text:p text:style-name="P27">- npm I express</text:p>
      <text:p text:style-name="P27">- npm i mongoose</text:p>
      <text:list text:style-name="L2">
        <text:list-item>
          <text:p text:style-name="P48">Mongoose is an Object Data Modeling (ODM) library for MongoDB and Node.js. </text:p>
        </text:list-item>
        <text:list-item>
          <text:p text:style-name="P48">It simplifies database interactions by providing a schema-based solution to model application data, enforce data validation, and manage relationships between data. </text:p>
        </text:list-item>
        <text:list-item>
          <text:p text:style-name="P48">In essence, Mongoose acts as a bridge between your Node.js application and your MongoDB database, making it easier to work with data in a structured way. </text:p>
        </text:list-item>
      </text:list>
      <text:p text:style-name="P26"/>
      <text:p text:style-name="P26">.<text:span text:style-name="T17">env</text:span></text:p>
      <text:p text:style-name="P36"><text:span text:style-name="T3">DBURL</text:span> = mongodb://127.0.0.1:27017/userEnquiry</text:p>
      <text:p text:style-name="P34"><text:span text:style-name="T3">PORT</text:span> = 8000</text:p>
      <text:p text:style-name="P26"/>
      <text:p text:style-name="P26"/>
      <text:p text:style-name="P28">enquiry.model.js</text:p>
      <text:p text:style-name="P28">const mongoose = require('mongoose');</text:p>
      <text:p text:style-name="P28"/>
      <text:p text:style-name="P28">let userEnquirySchema = mongoose.Schema({</text:p>
      <text:p text:style-name="P28"><text:s text:c="4"/>name:{</text:p>
      <text:p text:style-name="P28"><text:s text:c="8"/>type:String,</text:p>
      <text:p text:style-name="P28"><text:s text:c="8"/>required: true</text:p>
      <text:p text:style-name="P28"><text:s text:c="4"/>},</text:p>
      <text:p text:style-name="P28"><text:s text:c="4"/>email:{</text:p>
      <text:p text:style-name="P28"><text:s text:c="8"/>type:String,</text:p>
      <text:p text:style-name="P28"><text:s text:c="8"/>required: true,</text:p>
      <text:p text:style-name="P28"><text:s text:c="8"/>unique: true</text:p>
      <text:p text:style-name="P28"><text:s text:c="4"/>},</text:p>
      <text:p text:style-name="P28"><text:s text:c="4"/>phone:{</text:p>
      <text:p text:style-name="P28"><text:s text:c="8"/>type:String,</text:p>
      <text:p text:style-name="P28"><text:s text:c="8"/>required: true</text:p>
      <text:p text:style-name="P28"><text:s text:c="4"/>},</text:p>
      <text:p text:style-name="P28"><text:s text:c="4"/>message:{</text:p>
      <text:p text:style-name="P28"><text:s text:c="8"/>type:String,</text:p>
      <text:p text:style-name="P28"><text:soft-page-break/><text:s text:c="8"/>required: true</text:p>
      <text:p text:style-name="P28"><text:s text:c="4"/>}</text:p>
      <text:p text:style-name="P28">});</text:p>
      <text:p text:style-name="P28"/>
      <text:p text:style-name="P28">let enquiryModule = mongoose.model("Enquiry",userEnquirySchema);</text:p>
      <text:p text:style-name="P28">module.exports = enquiryModule</text:p>
      <text:p text:style-name="P28"/>
      <text:p text:style-name="P28">index.js</text:p>
      <text:p text:style-name="P28">let express = require('express');</text:p>
      <text:p text:style-name="P28">var mongoose = require('mongoose');</text:p>
      <text:p text:style-name="P28">require('dotenv').config();</text:p>
      <text:p text:style-name="P28">let enquiryModule = require('./models/enquiry.module')</text:p>
      <text:p text:style-name="P28"/>
      <text:p text:style-name="P28">let app = express();</text:p>
      <text:p text:style-name="P28"/>
      <text:p text:style-name="P28">app.use(express.json());</text:p>
      <text:p text:style-name="P28"/>
      <text:p text:style-name="P28">app.post("/api/enquery-insert", (req, res)=&gt;{</text:p>
      <text:p text:style-name="P28"><text:s text:c="4"/>let {sName, sEmail, sPhone, sMsg} = req.body;</text:p>
      <text:p text:style-name="P28"><text:s text:c="4"/>let enquery= new enquiryModule({</text:p>
      <text:p text:style-name="P28"><text:s text:c="8"/>name:sName,</text:p>
      <text:p text:style-name="P28"><text:s text:c="8"/>email:sEmail,</text:p>
      <text:p text:style-name="P28"><text:s text:c="8"/>phone:sPhone,</text:p>
      <text:p text:style-name="P28"><text:s text:c="8"/>message:sMsg</text:p>
      <text:p text:style-name="P28"><text:s text:c="4"/>})</text:p>
      <text:p text:style-name="P28"><text:s text:c="4"/>enquery.save().then(()=&gt;{</text:p>
      <text:p text:style-name="P28"><text:s text:c="8"/>res.send({status:1, msg:"success"})</text:p>
      <text:p text:style-name="P28"><text:s text:c="4"/>}).catch((err)=&gt;{</text:p>
      <text:p text:style-name="P28"><text:s text:c="8"/>res.send({status:0, msg:"error", error: err.message})</text:p>
      <text:p text:style-name="P28"><text:s text:c="4"/>})</text:p>
      <text:p text:style-name="P28">})</text:p>
      <text:p text:style-name="P28">//Reading the data</text:p>
      <text:p text:style-name="P28">app.get("/api/enquiry-list",async (req, res)=&gt;{</text:p>
      <text:p text:style-name="P28"><text:s text:c="4"/>let studentList = await enquiryModule.find();</text:p>
      <text:p text:style-name="P28"><text:s text:c="4"/>res.send({status: 1, msg:"Student list", data: studentList});</text:p>
      <text:p text:style-name="P28">})</text:p>
      <text:p text:style-name="P28"/>
      <text:p text:style-name="P28">//Delete </text:p>
      <text:p text:style-name="P28">app.delete("/api/enquiry-delete/:id", async (req, res)=&gt;{</text:p>
      <text:p text:style-name="P28"><text:s text:c="4"/>let enquiryId = req.params.id;</text:p>
      <text:p text:style-name="P28"><text:s text:c="4"/>let deleteEnquiry = await enquiryModule.deleteOne({_id:enquiryId});</text:p>
      <text:p text:style-name="P28"><text:s text:c="4"/>res.send({status:1, msg:"delete success",id:enquiryId, delRes:deleteEnquiry});</text:p>
      <text:p text:style-name="P28">})</text:p>
      <text:p text:style-name="P28"/>
      <text:p text:style-name="P28"/>
      <text:p text:style-name="P28">//Update</text:p>
      <text:p text:style-name="P28">app.put("/api/enquiry-update/:id", async (req, res)=&gt;{</text:p>
      <text:p text:style-name="P28"><text:s text:c="4"/>let updateId = req.params.id;</text:p>
      <text:p text:style-name="P28"><text:s text:c="4"/>let {sName, sEmail, sPhone, sMsg} = req.body;</text:p>
      <text:p text:style-name="P28"><text:s text:c="4"/>let updateObject ={</text:p>
      <text:p text:style-name="P28"><text:s text:c="8"/>name:sName,</text:p>
      <text:p text:style-name="P28"><text:s text:c="8"/>email:sEmail,</text:p>
      <text:p text:style-name="P28"><text:soft-page-break/><text:s text:c="8"/>phone:sPhone,</text:p>
      <text:p text:style-name="P28"><text:s text:c="8"/>msg:sMsg</text:p>
      <text:p text:style-name="P28"><text:s text:c="4"/>}</text:p>
      <text:p text:style-name="P28"><text:s text:c="4"/>let updateEnquiry = await enquiryModule.updateOne({_id:updateId},updateObject);</text:p>
      <text:p text:style-name="P28"><text:s text:c="4"/>res.send({status:1, msg:"Update Success",Id: updateId,updateRes:updateEnquiry})</text:p>
      <text:p text:style-name="P28">})</text:p>
      <text:p text:style-name="P28"/>
      <text:p text:style-name="P28">mongoose.connect(process.env.DBURL).then(()=&gt;{</text:p>
      <text:p text:style-name="P28"><text:s text:c="4"/>console.log("Connection is Success");</text:p>
      <text:p text:style-name="P28"><text:s text:c="4"/>app.listen(process.env.PORT,()=&gt;{</text:p>
      <text:p text:style-name="P28"><text:s text:c="8"/>console.log("Server is running in port: "+process.env.PORT)</text:p>
      <text:p text:style-name="P28"><text:s text:c="4"/>})</text:p>
      <text:p text:style-name="P28">})</text:p>
      <text:p text:style-name="P28"/>
      <text:p text:style-name="P49">Introduction to MVC-R(Model, View, Controller &amp; Routing)</text:p>
      <text:p text:style-name="P29"/>
      <text:p text:style-name="P29"/>
      <text:p text:style-name="P15">Creating User Enquiry Form in React</text:p>
      <text:p text:style-name="P30">npm create <text:a xlink:type="simple" xlink:href="mailto:vite@latest" text:style-name="Internet_20_link" text:visited-style-name="Visited_20_Internet_20_Link">vite@latest</text:a> client : It is used to create a project name as client using vite.</text:p>
      <text:p text:style-name="P30"/>
      <text:p text:style-name="P30"/>
      <text:p text:style-name="P32">TailwindCSS</text:p>
      <text:p text:style-name="P31"><text:span text:style-name="Strong_20_Emphasis">Flowbite</text:span> gives you <text:span text:style-name="Strong_20_Emphasis">ready-made UI components</text:span> (buttons, modals, navbars, dropdowns, etc.) — but they’re built using TailwindCSS under the hood.</text:p>
      <text:p text:style-name="P29"/>
      <text:p text:style-name="P33">Here, I made a form and table using react js, tailwind CSS and flowbite react</text:p>
      <text:p text:style-name="P33"/>
      <text:p text:style-name="P16">Perform CRUD <text:span text:style-name="T18">Option</text:span> in User Module (Project)</text:p>
      <text:list text:style-name="L3">
        <text:list-item>
          <text:p text:style-name="P50">npm init -y</text:p>
        </text:list-item>
        <text:list-item>
          <text:p text:style-name="P50">npm i express</text:p>
        </text:list-item>
        <text:list-item>
          <text:p text:style-name="P50">npm i mongoose</text:p>
        </text:list-item>
        <text:list-item>
          <text:p text:style-name="P50">npm i dotenv</text:p>
        </text:list-item>
        <text:list-item>
          <text:p text:style-name="P51">npm i axios</text:p>
        </text:list-item>
      </text:list>
      <text:h text:style-name="P43" text:outline-level="3">What is Axios?</text:h>
      <text:list text:style-name="L5">
        <text:list-item>
          <text:p text:style-name="P54"><text:span text:style-name="Strong_20_Emphasis">Axios</text:span> is a <text:span text:style-name="Strong_20_Emphasis">promise-based HTTP client</text:span> for the browser and Node.js.</text:p>
        </text:list-item>
        <text:list-item>
          <text:p text:style-name="P54">It allows you to <text:span text:style-name="Strong_20_Emphasis">send HTTP requests</text:span> (like <text:span text:style-name="Source_20_Text">GET</text:span>, <text:span text:style-name="Source_20_Text">POST</text:span>, <text:span text:style-name="Source_20_Text">PUT</text:span>, <text:span text:style-name="Source_20_Text">DELETE</text:span>) <text:span text:style-name="Strong_20_Emphasis">easily</text:span> to a server or API.</text:p>
        </text:list-item>
        <text:list-item>
          <text:p text:style-name="P54">It <text:span text:style-name="Strong_20_Emphasis">simplifies</text:span> how you work with APIs compared to using the native <text:span text:style-name="Source_20_Text">fetch()</text:span> or other older methods like <text:span text:style-name="Source_20_Text">XMLHttpRequest</text:span>.</text:p>
        </text:list-item>
        <text:list-item>
          <text:p text:style-name="P54">It works with <text:span text:style-name="Strong_20_Emphasis">JSON</text:span> data automatically.</text:p>
        </text:list-item>
        <text:list-item>
          <text:p text:style-name="P54">It handles <text:span text:style-name="Strong_20_Emphasis">request and response interceptors</text:span>, <text:span text:style-name="Strong_20_Emphasis">error handling</text:span>, <text:span text:style-name="Strong_20_Emphasis">cancellation</text:span>, and many advanced features.</text:p>
        </text:list-item>
      </text:list>
      <text:p text:style-name="P52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11:53.601365891</meta:creation-date>
    <dc:date>2025-04-28T15:30:12.466436739</dc:date>
    <meta:editing-duration>PT13H56M29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9" meta:paragraph-count="342" meta:word-count="1479" meta:character-count="11813" meta:non-whitespace-character-count="9781"/>
  </office:meta>
</office:document-meta>
</file>